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23302" officeooo:paragraph-rsid="00223302"/>
    </style:style>
    <style:style style:name="P2" style:family="paragraph" style:parent-style-name="Standard">
      <style:text-properties officeooo:rsid="00223302" officeooo:paragraph-rsid="00223302"/>
    </style:style>
    <style:style style:name="P3" style:family="paragraph" style:parent-style-name="Standard">
      <style:text-properties officeooo:rsid="0060c9df" officeooo:paragraph-rsid="0060c9df"/>
    </style:style>
    <style:style style:name="P4" style:family="paragraph" style:parent-style-name="Standard">
      <style:text-properties fo:font-weight="bold" officeooo:rsid="0060c9df" officeooo:paragraph-rsid="0060c9df" style:font-weight-asian="bold" style:font-weight-complex="bold"/>
    </style:style>
    <style:style style:name="P5" style:family="paragraph" style:parent-style-name="Standard">
      <style:text-properties fo:font-weight="bold" officeooo:rsid="00223302" officeooo:paragraph-rsid="00223302" style:font-weight-asian="bold" style:font-weight-complex="bold"/>
    </style:style>
    <style:style style:name="P6" style:family="paragraph" style:parent-style-name="Standard">
      <style:text-properties officeooo:rsid="0060c9df" officeooo:paragraph-rsid="0060c9df" fo:background-color="#ffff00"/>
    </style:style>
    <style:style style:name="P7" style:family="paragraph" style:parent-style-name="Standard">
      <style:text-properties officeooo:rsid="0060c9df" officeooo:paragraph-rsid="0074b735" fo:background-color="#ffff00"/>
    </style:style>
    <style:style style:name="T1" style:family="text">
      <style:text-properties officeooo:rsid="005df526"/>
    </style:style>
    <style:style style:name="T2" style:family="text">
      <style:text-properties officeooo:rsid="005e7c2d"/>
    </style:style>
    <style:style style:name="T3" style:family="text">
      <style:text-properties officeooo:rsid="005ec31a"/>
    </style:style>
    <style:style style:name="T4" style:family="text">
      <style:text-properties officeooo:rsid="005efbb7"/>
    </style:style>
    <style:style style:name="T5" style:family="text">
      <style:text-properties officeooo:rsid="005f5b7a"/>
    </style:style>
    <style:style style:name="T6" style:family="text">
      <style:text-properties officeooo:rsid="0064360a"/>
    </style:style>
    <style:style style:name="T7" style:family="text">
      <style:text-properties officeooo:rsid="00654414"/>
    </style:style>
    <style:style style:name="T8" style:family="text">
      <style:text-properties officeooo:rsid="006acb4e"/>
    </style:style>
    <style:style style:name="T9" style:family="text">
      <style:text-properties officeooo:rsid="006e4bc5"/>
    </style:style>
    <style:style style:name="T10" style:family="text">
      <style:text-properties fo:color="#c9211e" loext:opacity="100%" officeooo:rsid="006e4bc5"/>
    </style:style>
    <style:style style:name="T11" style:family="text">
      <style:text-properties fo:color="#c9211e" loext:opacity="100%" officeooo:rsid="0072dcae"/>
    </style:style>
    <style:style style:name="T12" style:family="text">
      <style:text-properties officeooo:rsid="006fecf9"/>
    </style:style>
    <style:style style:name="T13" style:family="text">
      <style:text-properties officeooo:rsid="0072dcae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éfaut 28/08</text:p>
      <text:p text:style-name="P1"/>
      <text:p text:style-name="P1">ALBERL51RANDE</text:p>
      <text:p text:style-name="P1"/>
      <text:p text:style-name="P1"><text:bookmark-start text:name="__DdeLink__278_307167298"/>ALBERL61MALGO<text:bookmark-end text:name="__DdeLink__278_307167298"/> <text:span text:style-name="T2">=&gt; CONTAL61MALGO (side 2)</text:span></text:p>
      <text:p text:style-name="P1"/>
      <text:p text:style-name="P1"><text:bookmark-start text:name="__DdeLink__280_307167298"/>ALBERL71COCHE<text:bookmark-end text:name="__DdeLink__280_307167298"/> <text:span text:style-name="T2">(N-2)</text:span></text:p>
      <text:p text:style-name="P1"/>
      <text:p text:style-name="P1"><text:bookmark-start text:name="__DdeLink__282_307167298"/><text:bookmark-start text:name="__DdeLink__289_307167298"/>ARENCL61SAUM6<text:bookmark-end text:name="__DdeLink__282_307167298"/><text:bookmark-end text:name="__DdeLink__289_307167298"/> <text:span text:style-name="T1">=&gt; Overload </text:span><text:bookmark-start text:name="__DdeLink__291_307167298"/><text:bookmark-start text:name="__DdeLink__294_307167298"/><text:span text:style-name="T1">ARENCL61SEPTE</text:span><text:bookmark-end text:name="__DdeLink__291_307167298"/><text:bookmark-end text:name="__DdeLink__294_307167298"/><text:span text:style-name="T1"> (side </text:span><text:span text:style-name="T2">2</text:span><text:span text:style-name="T1">) </text:span><text:span text:style-name="T2">=99.9 % (sur side 1).. !</text:span></text:p>
      <text:p text:style-name="P1"/>
      <text:p text:style-name="P1"><text:bookmark-start text:name="__DdeLink__284_307167298"/>ARGIAL71CANTE<text:bookmark-end text:name="__DdeLink__284_307167298"/> <text:span text:style-name="T2">=&gt; Overload CANTEY761 (side 2)</text:span></text:p>
      <text:p text:style-name="P1"/>
      <text:p text:style-name="P1">"FROGEL61ZMER7" <text:span text:style-name="T3">=&gt; </text:span></text:p>
      <text:p text:style-name="P1"/>
      <text:p text:style-name="P1">REALTL61SEPTE <text:span text:style-name="T3">=&gt; REALTL63SEPTE (side 1) </text:span><text:span text:style-name="T5">=&gt; two works now (after removing doubling - one works but is defined twice .. !)</text:span></text:p>
      <text:p text:style-name="P1"/>
      <text:p text:style-name="P1">VOGELY631 <text:span text:style-name="T4">=&gt; MARCKL31RHINA (side 2)</text:span></text:p>
      <text:p text:style-name="P1"/>
      <text:p text:style-name="P1">GAUGLY731 <text:span text:style-name="T4">=&gt; C.LO6L31SANCE (side 1) (no working remedial actions, probably need disconnections)</text:span></text:p>
      <text:p text:style-name="P1"/>
      <text:p text:style-name="P4">Defauts 25/11</text:p>
      <text:p text:style-name="P3"/>
      <text:p text:style-name="P6">ALBERL62ZRAN6, <text:bookmark-start text:name="__DdeLink__376_307167298"/>LONG6L62ZRAN6<text:bookmark-end text:name="__DdeLink__376_307167298"/>, RANDEL62ZRAN6 =&gt; ALBERL61LONG6 (side 2)</text:p>
      <text:p text:style-name="P6"/>
      <text:p text:style-name="P3">AMBONL31THEIX,GESVRL31ZGESV, GUERSL61ZPRIN, AMBONL31MARZA, BEZONL31MALE5, <text:span text:style-name="T15">BLAINL31PTCHA</text:span>, ORVAUL31SSHE8,SSJOSL61ZORVA,THEIXL61ZPRIN, ORVAUL61ZORVA =&gt; DONGEL31PTCHA (side one)</text:p>
      <text:p text:style-name="P3"/>
      <text:p text:style-name="P7">DONGEL31PTCHA =&gt; BLAINL31ZGESV (side 2) </text:p>
      <text:p text:style-name="P3"/>
      <text:p text:style-name="P3"><text:bookmark-start text:name="__DdeLink__338_307167298"/>AOSTEL61BISSY<text:bookmark-end text:name="__DdeLink__338_307167298"/> =&gt; CBERYL31ZMTME (side 2) <text:span text:style-name="T9">=&gt; overloads, but weird run</text:span></text:p>
      <text:p text:style-name="P3"/>
      <text:p text:style-name="P3">B.TOLL71GEN.P =&gt; GEN.PY761 (side 2) <text:span text:style-name="T9">=&gt; </text:span><text:span text:style-name="T10">KO</text:span></text:p>
      <text:p text:style-name="P3"/>
      <text:p text:style-name="P3">CHAN6L31L.BAR =&gt; L.BARL31ZT.BA (side 1) <text:span text:style-name="T13">=&gt; </text:span><text:span text:style-name="T11">KO, overload breaks the grid</text:span></text:p>
      <text:p text:style-name="P3"/>
      <text:p text:style-name="P3">CUBNEL61ZSS11, GREZIL31SSPEY, GREZIL31SSPEY =&gt; GUPIEL31SAUVE (side 1) Toulouse</text:p>
      <text:p text:style-name="P3"/>
      <text:p text:style-name="P3"><text:bookmark-start text:name="__DdeLink__332_307167298"/><text:bookmark-start text:name="__DdeLink__355_307167298"/>LAVEYL61MTGRO<text:bookmark-end text:name="__DdeLink__332_307167298"/><text:bookmark-end text:name="__DdeLink__355_307167298"/> =&gt; P.BORL31SALEL <text:span text:style-name="T12">=&gt; KO breaks grid appart</text:span></text:p>
      <text:p text:style-name="P3"/>
      <text:p text:style-name="P3">PAILLL31TALEN<text:span text:style-name="T6">=&gt; BRUGEL31GLACI (side 2) Toulouse</text:span></text:p>
      <text:p text:style-name="P3"/>
      <text:p text:style-name="P6">SEINEL61SSOU5<text:span text:style-name="T7">=&gt; SEINEL62SSOU5 (side 1) </text:span></text:p>
      <text:p text:style-name="P3"/>
      <text:p text:style-name="P3">VALDIY761 <text:span text:style-name="T8">=&gt; VALDIY762 (side 2)</text:span></text:p>
      <text:p text:style-name="P3"/>
      <text:p text:style-name="P3">GUERSY631 <text:span text:style-name="T8">=&gt; GUERSY631 (side 2)</text:span></text:p>
      <text:p text:style-name="P3"/>
      <text:p text:style-name="P3"><text:soft-page-break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08:16:09.929604019</meta:creation-date>
    <meta:editing-duration>PT38M38S</meta:editing-duration>
    <meta:editing-cycles>12</meta:editing-cycles>
    <meta:generator>LibreOffice/7.3.7.2$Linux_X86_64 LibreOffice_project/30$Build-2</meta:generator>
    <dc:date>2026-02-17T21:39:02.267178134</dc:date>
    <meta:document-statistic meta:table-count="0" meta:image-count="0" meta:object-count="0" meta:page-count="2" meta:paragraph-count="23" meta:word-count="156" meta:character-count="1224" meta:non-whitespace-character-count="1088"/>
  </office:meta>
</office:document-meta>
</file>